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005" officeooo:paragraph-rsid="0008d005"/>
    </style:style>
    <style:style style:name="P2" style:family="paragraph" style:parent-style-name="Standard" style:list-style-name="L1">
      <style:text-properties officeooo:rsid="001e79df" officeooo:paragraph-rsid="001e79df"/>
    </style:style>
    <style:style style:name="P3" style:family="paragraph" style:parent-style-name="Standard" style:list-style-name="L1">
      <style:text-properties officeooo:rsid="001f6da5" officeooo:paragraph-rsid="001f6da5"/>
    </style:style>
    <style:style style:name="P4" style:family="paragraph" style:parent-style-name="Standard" style:list-style-name="L1">
      <style:text-properties officeooo:rsid="0008d005" officeooo:paragraph-rsid="0008d005"/>
    </style:style>
    <style:style style:name="P5" style:family="paragraph" style:parent-style-name="Standard" style:list-style-name="L1">
      <style:text-properties officeooo:rsid="0010fe85" officeooo:paragraph-rsid="003784be"/>
    </style:style>
    <style:style style:name="P6" style:family="paragraph" style:parent-style-name="Standard" style:list-style-name="L1">
      <style:text-properties officeooo:rsid="0010fe85" officeooo:paragraph-rsid="00507ac8"/>
    </style:style>
    <style:style style:name="P7" style:family="paragraph" style:parent-style-name="Standard" style:list-style-name="L1">
      <style:text-properties officeooo:rsid="000beafe" officeooo:paragraph-rsid="003784be"/>
    </style:style>
    <style:style style:name="P8" style:family="paragraph" style:parent-style-name="Standard" style:list-style-name="L1">
      <style:text-properties officeooo:rsid="00186933" officeooo:paragraph-rsid="0042d1e4"/>
    </style:style>
    <style:style style:name="P9" style:family="paragraph" style:parent-style-name="Standard" style:list-style-name="L1">
      <style:text-properties officeooo:rsid="00186933" officeooo:paragraph-rsid="00484d41"/>
    </style:style>
    <style:style style:name="P10" style:family="paragraph" style:parent-style-name="Standard" style:list-style-name="L1">
      <style:text-properties officeooo:rsid="00186933" officeooo:paragraph-rsid="00507ac8"/>
    </style:style>
    <style:style style:name="P11" style:family="paragraph" style:parent-style-name="Standard" style:list-style-name="L1">
      <style:text-properties officeooo:rsid="0036d255" officeooo:paragraph-rsid="0036d255"/>
    </style:style>
    <style:style style:name="P12" style:family="paragraph" style:parent-style-name="Standard" style:list-style-name="L1">
      <style:text-properties officeooo:rsid="0036d255" officeooo:paragraph-rsid="00484d41"/>
    </style:style>
    <style:style style:name="P13" style:family="paragraph" style:parent-style-name="Standard" style:list-style-name="L1">
      <style:text-properties officeooo:rsid="0036d255" officeooo:paragraph-rsid="00507ac8"/>
    </style:style>
    <style:style style:name="P14" style:family="paragraph" style:parent-style-name="Standard" style:list-style-name="L1">
      <style:text-properties officeooo:rsid="003c830b" officeooo:paragraph-rsid="003c830b"/>
    </style:style>
    <style:style style:name="P15" style:family="paragraph" style:parent-style-name="Standard" style:list-style-name="L1">
      <style:text-properties officeooo:rsid="003c830b" officeooo:paragraph-rsid="00507ac8"/>
    </style:style>
    <style:style style:name="P16" style:family="paragraph" style:parent-style-name="Standard" style:list-style-name="L1">
      <style:text-properties officeooo:rsid="0042d1e4" officeooo:paragraph-rsid="0042d1e4"/>
    </style:style>
    <style:style style:name="P17" style:family="paragraph" style:parent-style-name="Standard" style:list-style-name="L1">
      <style:text-properties officeooo:rsid="00484d41" officeooo:paragraph-rsid="00484d41"/>
    </style:style>
    <style:style style:name="P18" style:family="paragraph" style:parent-style-name="Standard" style:list-style-name="L1">
      <style:text-properties officeooo:rsid="004b2277" officeooo:paragraph-rsid="004b2277"/>
    </style:style>
    <style:style style:name="P19" style:family="paragraph" style:parent-style-name="Standard" style:list-style-name="L1">
      <style:text-properties officeooo:rsid="00552d70" officeooo:paragraph-rsid="00552d70"/>
    </style:style>
    <style:style style:name="T1" style:family="text">
      <style:text-properties officeooo:rsid="0009ec09"/>
    </style:style>
    <style:style style:name="T2" style:family="text">
      <style:text-properties officeooo:rsid="000beafe"/>
    </style:style>
    <style:style style:name="T3" style:family="text">
      <style:text-properties officeooo:rsid="00211485"/>
    </style:style>
    <style:style style:name="T4" style:family="text">
      <style:text-properties officeooo:rsid="003784be"/>
    </style:style>
    <style:style style:name="T5" style:family="text">
      <style:text-properties officeooo:rsid="0039a36d"/>
    </style:style>
    <style:style style:name="T6" style:family="text">
      <style:text-properties officeooo:rsid="003ea28c"/>
    </style:style>
    <style:style style:name="T7" style:family="text">
      <style:text-properties officeooo:rsid="00484d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each box:</text:p>
      <text:list xml:id="list8239952138855234411" text:style-name="L1">
        <text:list-item>
          <text:p text:style-name="P2">Find box</text:p>
        </text:list-item>
        <text:list-item>
          <text:p text:style-name="P3">Line box <text:span text:style-name="T3">with cardboard bottom so it’s flat</text:span></text:p>
        </text:list-item>
        <text:list-item>
          <text:p text:style-name="P4">Add row to Ember Cultural Heritage Library Document Registry (DR) for the box</text:p>
        </text:list-item>
        <text:list-item>
          <text:p text:style-name="P4">Label box</text:p>
        </text:list-item>
        <text:list-item>
          <text:p text:style-name="P4">Fill box <text:span text:style-name="T2">(process packs of documents as described in the second procedure here until full)</text:span></text:p>
        </text:list-item>
        <text:list-item>
          <text:p text:style-name="P4">Seal box</text:p>
        </text:list-item>
      </text:list>
      <text:p text:style-name="P1"/>
      <text:p text:style-name="P1">For <text:span text:style-name="T1">each pack of docs to scan:</text:span></text:p>
      <text:list xml:id="list94031052415994" text:continue-numbering="true" text:style-name="L1">
        <text:list-item>
          <text:p text:style-name="P18">Load scanner</text:p>
        </text:list-item>
        <text:list-item>
          <text:p text:style-name="P7">Check scan settings: </text:p>
          <text:list>
            <text:list-item>
              <text:p text:style-name="P7">Duplex</text:p>
            </text:list-item>
            <text:list-item>
              <text:p text:style-name="P7">Color</text:p>
            </text:list-item>
            <text:list-item>
              <text:p text:style-name="P7">Maximum dimensions</text:p>
            </text:list-item>
            <text:list-item>
              <text:p text:style-name="P5"><text:span text:style-name="T2">Resolution 600 dpi</text:span></text:p>
            </text:list-item>
          </text:list>
        </text:list-item>
        <text:list-item>
          <text:p text:style-name="P5">Press Scan; save in “Scans temporary directory” as PNG</text:p>
        </text:list-item>
        <text:list-item>
          <text:p text:style-name="P17">During scanning:</text:p>
          <text:list>
            <text:list-item>
              <text:p text:style-name="P15">Pack originals:</text:p>
              <text:list>
                <text:list-item>
                  <text:p text:style-name="P15">Label pack</text:p>
                </text:list-item>
                <text:list-item>
                  <text:p text:style-name="P15">Put in bo<text:span text:style-name="T7">x</text:span></text:p>
                </text:list-item>
              </text:list>
            </text:list-item>
          </text:list>
        </text:list-item>
        <text:list-item>
          <text:p text:style-name="P5"><text:span text:style-name="T2">During scan saving: </text:span></text:p>
          <text:list>
            <text:list-item>
              <text:p text:style-name="P6">Add row to DR for <text:span text:style-name="T6">the pack</text:span>:</text:p>
              <text:list>
                <text:list-item>
                  <text:p text:style-name="P13"><text:span text:style-name="T4">Enter n</text:span>otes, <text:span text:style-name="T4">if needed</text:span></text:p>
                </text:list-item>
              </text:list>
            </text:list-item>
            <text:list-item>
              <text:p text:style-name="P19">Add rows for files</text:p>
            </text:list-item>
            <text:list-item>
              <text:p text:style-name="P10"><text:span text:style-name="T5">Save and c</text:span>ommit <text:span text:style-name="T5">spreadsheet</text:span> in gitg</text:p>
            </text:list-item>
            <text:list-item>
              <text:p text:style-name="P13">Create directory for pack</text:p>
            </text:list-item>
          </text:list>
        </text:list-item>
        <text:list-item>
          <text:p text:style-name="P16">Move the scanned files to the new direct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9.349149684</meta:creation-date>
    <dc:date>2016-07-18T09:40:25.571625315</dc:date>
    <meta:editing-duration>PT1H19M24S</meta:editing-duration>
    <meta:editing-cycles>29</meta:editing-cycles>
    <meta:generator>LibreOffice/5.1.2.2.0$Linux_X86_64 LibreOffice_project/10m0$Build-2</meta:generator>
    <meta:document-statistic meta:table-count="0" meta:image-count="0" meta:object-count="0" meta:page-count="1" meta:paragraph-count="26" meta:word-count="142" meta:character-count="677" meta:non-whitespace-character-count="583"/>
  </office:meta>
</office:document-meta>
</file>